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2ba1"/>
    </style:style>
    <style:style style:name="T1" style:family="text">
      <style:text-properties officeooo:rsid="00022ba1"/>
    </style:style>
    <style:style style:name="T2" style:family="text">
      <style:text-properties officeooo:rsid="00032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or my final project in the React course, I recreated a WordPress website “<text:span text:style-name="T1">HealthlyApp”</text:span> using React. The goal was to keep the same design but add new features with React.</text:p>
      <text:p text:style-name="P1">For security, I added an admin login system. Only logged-in administrator can make changes to the site.</text:p>
      <text:p text:style-name="Text_20_body">I made a list of features that <text:span text:style-name="T1">administrator</text:span> can add <text:span text:style-name="T1">new feature</text:span>, edit <text:span text:style-name="T1">and delete</text:span>. I used <text:span text:style-name="Source_20_Text">useReducer</text:span> and <text:span text:style-name="Source_20_Text">useContext</text:span> in React to manage this. I also created a contact form with validation to make sure all fields are filled correctly.</text:p>
      <text:p text:style-name="Text_20_body"/>
      <text:p text:style-name="Text_20_body">Next, I plan to connect the React <text:span text:style-name="T2">with backend</text:span> to load all blog posts <text:span text:style-name="T2">with comments</text:span>. This will keep the blog content up-to-date and integrate it smoothly with the new features.</text:p>
      <text:p text:style-name="Text_20_body">This project helped me learn more about React, especially how to manage state and handle form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7:34:28.448239751</meta:creation-date>
    <dc:date>2024-06-18T13:49:30.367302594</dc:date>
    <meta:editing-duration>PT20H15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35" meta:character-count="776" meta:non-whitespace-character-count="646"/>
  </office:meta>
</office:document-meta>
</file>